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9000002BB302CD4E927C71D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8e72" officeooo:paragraph-rsid="000d8e7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2</text:p>
      <text:p text:style-name="P1"><draw:frame draw:style-name="fr1" draw:name="Image1" text:anchor-type="paragraph" svg:width="6.9252in" svg:height="3.5354in" draw:z-index="0"><draw:image xlink:href="Pictures/1000000000000559000002BB302CD4E927C71D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1:53:05.809858195</meta:creation-date>
    <dc:date>2020-02-29T01:54:12.489910201</dc:date>
    <meta:editing-duration>PT1M7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1" meta:word-count="1" meta:character-count="3" meta:non-whitespace-character-count="3"/>
  </office:meta>
</office:document-meta>
</file>